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ent ID: SPA-2Io6-XmCQ-NIHYz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. H.</meta:initial-creator>
    <meta:creation-date>2021-12-07T19:41:57.79</meta:creation-date>
    <meta:document-statistic meta:table-count="0" meta:image-count="0" meta:object-count="0" meta:page-count="1" meta:paragraph-count="1" meta:word-count="3" meta:character-count="30"/>
    <dc:date>2021-12-07T20:40:23.38</dc:date>
    <dc:creator>M. H.</dc:creator>
    <meta:editing-duration>PT43M15S</meta:editing-duration>
    <meta:editing-cycles>1</meta:editing-cycles>
    <meta:generator>OpenOffice/4.1.11$Win32 OpenOffice.org_project/4111m1$Build-9808</meta:generator>
  </office:meta>
</office:document-meta>
</file>